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dobe Caslon Pro" fo:font-size="13pt" style:font-name-asian="TimesNewRomanPSMT" style:font-size-asian="13pt" style:font-name-complex="TimesNewRomanPSMT" style:font-size-complex="13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dobe Caslon Pro" fo:font-size="88pt" style:font-name-asian="TimesNewRomanPSMT" style:font-size-asian="88pt" style:font-name-complex="TimesNewRomanPSMT" style:font-size-complex="88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style:font-name="Adobe Caslon Pro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fo:line-height="100%" style:text-autospace="none"/>
      <style:text-properties style:font-name="Adobe Caslon Pro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line-height="100%" fo:text-align="start" style:justify-single-word="false" style:text-autospace="none"/>
      <style:text-properties style:font-name="Adobe Caslon Pro" fo:font-size="12pt" style:font-name-asian="TimesNewRomanPSMT" style:font-size-asian="12pt" style:font-name-complex="TimesNewRomanPSM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act Lenses, Marbles, and</text:p>
      <text:p text:style-name="P2">Butterflies</text:p>
      <text:p text:style-name="P1"/>
      <text:p text:style-name="P1"/>
      <text:p text:style-name="P3">Do you remember the dance you asked me to?</text:p>
      <text:p text:style-name="P3">We were innocence incarnate</text:p>
      <text:p text:style-name="P3">unscathed by the youthful expectations of love,</text:p>
      <text:p text:style-name="P3">we wore costumes instead of gowns and ties</text:p>
      <text:p text:style-name="P3">a mockery of the whole dumb concept</text:p>
      <text:p text:style-name="P3">“We're not taking this seriously,” see,</text:p>
      <text:p text:style-name="P3">“we're not looking our best,</text:p>
      <text:p text:style-name="P3">because what do we have to prove,</text:p>
      <text:p text:style-name="P3">who do we have to impress?”</text:p>
      <text:p text:style-name="P3">We danced like idiots</text:p>
      <text:p text:style-name="P3">to all the wrong songs</text:p>
      <text:p text:style-name="P3">and soaked in the stares</text:p>
      <text:p text:style-name="P3">as disco lights painted the gym floor</text:p>
      <text:p text:style-name="P3"/>
      <text:p text:style-name="P3"/>
      <text:p text:style-name="P3"><text:soft-page-break/>we held hands</text:p>
      <text:p text:style-name="P3">we even</text:p>
      <text:p text:style-name="P3">well</text:p>
      <text:p text:style-name="P3">We danced slow this once</text:p>
      <text:p text:style-name="P3">My arms tightened a crescent around your waist,</text:p>
      <text:p text:style-name="P3">your arms crossed behind my neck,</text:p>
      <text:p text:style-name="P3">and for a second we were doing something better than dancing</text:p>
      <text:p text:style-name="P3">or maybe dancing for the first time</text:p>
      <text:p text:style-name="P3">Relaxed, our bodies swaying</text:p>
      <text:p text:style-name="P3">no longer restrained by schoolyard notions</text:p>
      <text:p text:style-name="P3">of what it meant to hold somebody</text:p>
      <text:p text:style-name="P3"/>
      <text:p text:style-name="P3">When the music faded we released</text:p>
      <text:p text:style-name="P3">and just like that, whatever magic we had created</text:p>
      <text:p text:style-name="P3">that had been pressed between our bellies</text:p>
      <text:p text:style-name="P3">dropped to floor and scattered like</text:p>
      <text:p text:style-name="P3">a billion contact lenses, marbles and butterflies</text:p>
      <text:p text:style-name="P3">and each day during P.E.</text:p>
      <text:p text:style-name="P3">I searched every corner, waved a sock in every rafter</text:p>
      <text:p text:style-name="P3">but I never found a piece of it again.</text:p>
      <text:p text:style-name="P3"/>
      <text:p text:style-name="P3">Now every night before sleep, when the forms soften in my mind</text:p>
      <text:p text:style-name="P3">I hear heartbeats synched to bad 90’s R&amp;B</text:p>
      <text:p text:style-name="P3">I see rainbow colored dots swirl across the walls</text:p>
      <text:p text:style-name="P3">and smell your perfumed hair</text:p>
      <text:p text:style-name="P3">Because I've held a thousand hands since then</text:p>
      <text:p text:style-name="P3">taken more than my share of lovers</text:p>
      <text:p text:style-name="P3">chased down every carnal pleasure</text:p>
      <text:p text:style-name="P3">but not one holds a candle to the way I felt</text:p>
      <text:p text:style-name="P3">when our hands cupped</text:p>
      <text:p text:style-name="P3">and your head touched my chest for the first time.</text:p>
      <text:p text:style-name="P3"/>
      <text:p text:style-name="P3">. . .</text:p>
      <text:p text:style-name="P3"/>
      <text:p text:style-name="P3">I tried to find it again, in your tired eyes</text:p>
      <text:p text:style-name="P3">one week past, 8 years late.</text:p>
      <text:p text:style-name="P3"/>
      <text:p text:style-name="P3">When you leapt from the car door Gabriel played jazz -</text:p>
      <text:p text:style-name="P3">the weight of you on my neck again</text:p>
      <text:p text:style-name="P3">As your lips parted they played an arresting melody</text:p>
      <text:p text:style-name="P3">like a music box I hadn’t opened since the world was simple and small.</text:p>
      <text:p text:style-name="P3">The whole day was painted blue grey to match your eyes,</text:p>
      <text:p text:style-name="P3">a watercolor bleeding into your soft, desaturated hair</text:p>
      <text:p text:style-name="P3">Your features used to be brighter, I know -</text:p>
      <text:p text:style-name="P3">your colors have faded since you breathed out that holy ghost</text:p>
      <text:p text:style-name="P3">that was wrapped around your heart.</text:p>
      <text:p text:style-name="P3">It seems that in the space left it started to beat a little</text:p>
      <text:p text:style-name="P3"><text:soft-page-break/>and the thump you felt in your thumb found my phone number</text:p>
      <text:p text:style-name="P3">across the keypad of your phone</text:p>
      <text:p text:style-name="P3"/>
      <text:p text:style-name="P3">This was the moment I waited for,</text:p>
      <text:p text:style-name="P3">though I knew it would never happen the way I saw it in</text:p>
      <text:p text:style-name="P3">those myriad half-dreams I self-medicate with</text:p>
      <text:p text:style-name="P3">The holy ghost is a sleepy guard</text:p>
      <text:p text:style-name="P3">and the realities that snuck in</text:p>
      <text:p text:style-name="P3">ripped the saran wrap off your dreams</text:p>
      <text:p text:style-name="P3">and before you knew it, you were an adult like me</text:p>
      <text:p text:style-name="P3">and we never found those</text:p>
      <text:p text:style-name="P3">contact lenses, marbles, and butterflies,</text:p>
      <text:p text:style-name="P3">but god dammit if we didn’t try</text:p>
      <text:p text:style-name="P3">some things we just have to let go</text:p>
      <text:p text:style-name="P3">and when your hand danced a goodbye</text:p>
      <text:p text:style-name="P3">I breathed out the last of my goodness too</text:p>
      <text:p text:style-name="P3">And I blew it out towards you</text:p>
      <text:p text:style-name="P3"/>
      <text:p text:style-name="P3">Could you smell it on the air?</text:p>
      <text:p text:style-name="P4">That one was for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5T21:08:38</meta:creation-date>
    <dc:date>2009-07-19T15:42:25</dc:date>
    <meta:editing-duration>PT00H13M14S</meta:editing-duration>
    <meta:editing-cycles>12</meta:editing-cycles>
    <meta:generator>NeoOffice/3.0$Unix OpenOffice.org_project/Patch 5</meta:generator>
    <meta:document-statistic meta:table-count="0" meta:image-count="0" meta:object-count="0" meta:page-count="3" meta:paragraph-count="75" meta:word-count="539" meta:character-count="2767"/>
  </office:meta>
</office:document-meta>
</file>